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12cm" fo:margin-left="0cm" table:align="left"/>
    </style:style>
    <style:style style:name="Tableau2.A" style:family="table-column">
      <style:table-column-properties style:column-width="6.297cm"/>
    </style:style>
    <style:style style:name="Tableau2.B" style:family="table-column">
      <style:table-column-properties style:column-width="12.515cm"/>
    </style:style>
    <style:style style:name="Tableau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6.297cm"/>
    </style:style>
    <style:style style:name="Tableau1.B" style:family="table-column">
      <style:table-column-properties style:column-width="12.515cm"/>
    </style:style>
    <style:style style:name="Tableau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812cm" fo:margin-left="0cm" table:align="left"/>
    </style:style>
    <style:style style:name="Tableau3.A" style:family="table-column">
      <style:table-column-properties style:column-width="6.297cm"/>
    </style:style>
    <style:style style:name="Tableau3.B" style:family="table-column">
      <style:table-column-properties style:column-width="12.515cm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="0.05pt solid #000000"/>
    </style:style>
    <style:style style:name="Tableau3.B2" style:family="table-cell">
      <style:table-cell-properties fo:background-color="#00cc00" fo:padding="0.097cm" fo:border="0.05pt solid #000000">
        <style:background-image/>
      </style:table-cell-properties>
    </style:style>
    <style:style style:name="Tableau3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5" style:family="table-cell">
      <style:table-cell-properties fo:background-color="#ff0000" fo:padding="0.097cm" fo:border="0.05pt solid #000000">
        <style:background-image/>
      </style:table-cell-properties>
    </style:style>
    <style:style style:name="Tableau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9" style:family="table-cell">
      <style:table-cell-properties fo:background-color="#00cc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2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cm" table:align="margins"/>
    </style:style>
    <style:style style:name="Tableau4.A" style:family="table-column">
      <style:table-column-properties style:column-width="18.8cm" style:rel-column-width="6553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background-color="#9999ff" fo:padding="0.097cm" fo:border="0.05pt solid #000000">
        <style:background-image/>
      </style:table-cell-properties>
    </style:style>
    <style:style style:name="Tableau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officeooo:rsid="01ba5209" officeooo:paragraph-rsid="01ba5209"/>
    </style:style>
    <style:style style:name="P3" style:family="paragraph" style:parent-style-name="Table_20_Contents">
      <style:text-properties officeooo:rsid="01bf509c" officeooo:paragraph-rsid="01bf509c"/>
    </style:style>
    <style:style style:name="P4" style:family="paragraph" style:parent-style-name="Table_20_Contents">
      <style:text-properties officeooo:paragraph-rsid="01bf509c"/>
    </style:style>
    <style:style style:name="P5" style:family="paragraph" style:parent-style-name="Table_20_Contents">
      <style:text-properties style:font-size-complex="12pt"/>
    </style:style>
    <style:style style:name="P6" style:family="paragraph" style:parent-style-name="Table_20_Contents">
      <style:text-properties officeooo:rsid="01c20695" officeooo:paragraph-rsid="01c20695" style:font-size-complex="12pt"/>
    </style:style>
    <style:style style:name="P7" style:family="paragraph" style:parent-style-name="Table_20_Contents">
      <style:text-properties officeooo:rsid="01c20695" officeooo:paragraph-rsid="01c4eae4" style:font-size-complex="12pt"/>
    </style:style>
    <style:style style:name="P8" style:family="paragraph" style:parent-style-name="Table_20_Contents">
      <style:text-properties officeooo:rsid="01c20695" officeooo:paragraph-rsid="01c54dc7" style:font-size-complex="12pt"/>
    </style:style>
    <style:style style:name="P9" style:family="paragraph" style:parent-style-name="Table_20_Contents">
      <style:text-properties officeooo:rsid="01c33d4e" officeooo:paragraph-rsid="01c33d4e" style:font-size-complex="12pt"/>
    </style:style>
    <style:style style:name="P10" style:family="paragraph" style:parent-style-name="Table_20_Contents">
      <style:text-properties officeooo:rsid="01db5a8e" officeooo:paragraph-rsid="01db5a8e" style:font-size-complex="12pt"/>
    </style:style>
    <style:style style:name="P11" style:family="paragraph" style:parent-style-name="Table_20_Contents">
      <style:text-properties officeooo:paragraph-rsid="01c20695"/>
    </style:style>
    <style:style style:name="P12" style:family="paragraph" style:parent-style-name="Table_20_Contents">
      <style:text-properties officeooo:rsid="01c56714" officeooo:paragraph-rsid="01c56714"/>
    </style:style>
    <style:style style:name="P13" style:family="paragraph" style:parent-style-name="Table_20_Contents">
      <style:text-properties officeooo:rsid="01c9e480" officeooo:paragraph-rsid="01c9e480"/>
    </style:style>
    <style:style style:name="P14" style:family="paragraph" style:parent-style-name="Table_20_Contents">
      <style:text-properties officeooo:rsid="01c9e480" officeooo:paragraph-rsid="01e1405f"/>
    </style:style>
    <style:style style:name="P15" style:family="paragraph" style:parent-style-name="Table_20_Contents">
      <style:text-properties officeooo:paragraph-rsid="01c9e480"/>
    </style:style>
    <style:style style:name="P16" style:family="paragraph" style:parent-style-name="Table_20_Contents">
      <style:text-properties officeooo:paragraph-rsid="01cf483a" style:font-size-complex="11pt"/>
    </style:style>
    <style:style style:name="P17" style:family="paragraph" style:parent-style-name="Table_20_Contents">
      <style:text-properties officeooo:paragraph-rsid="01d009cb"/>
    </style:style>
    <style:style style:name="P18" style:family="paragraph" style:parent-style-name="Table_20_Contents">
      <style:text-properties fo:font-size="12pt" fo:font-weight="bold" officeooo:paragraph-rsid="01d009cb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fo:font-weight="bold" officeooo:rsid="01c20695" officeooo:paragraph-rsid="01c20695" style:font-weight-asian="bold" style:font-size-complex="12pt" style:font-weight-complex="bold"/>
    </style:style>
    <style:style style:name="P20" style:family="paragraph" style:parent-style-name="Table_20_Contents">
      <style:text-properties fo:font-weight="bold" officeooo:rsid="01c33d4e" officeooo:paragraph-rsid="01c33d4e" style:font-weight-asian="bold" style:font-size-complex="12pt" style:font-weight-complex="bold"/>
    </style:style>
    <style:style style:name="P21" style:family="paragraph" style:parent-style-name="Table_20_Contents">
      <style:text-properties officeooo:rsid="01da24c3" officeooo:paragraph-rsid="01da24c3"/>
    </style:style>
    <style:style style:name="P22" style:family="paragraph" style:parent-style-name="Table_20_Contents">
      <style:text-properties officeooo:paragraph-rsid="01da24c3"/>
    </style:style>
    <style:style style:name="P23" style:family="paragraph" style:parent-style-name="Table_20_Contents">
      <style:text-properties officeooo:paragraph-rsid="01db5a8e"/>
    </style:style>
    <style:style style:name="P24" style:family="paragraph" style:parent-style-name="Table_20_Contents">
      <style:text-properties officeooo:paragraph-rsid="01e01660"/>
    </style:style>
    <style:style style:name="P25" style:family="paragraph" style:parent-style-name="Table_20_Contents">
      <style:text-properties officeooo:paragraph-rsid="01e1405f"/>
    </style:style>
    <style:style style:name="P26" style:family="paragraph" style:parent-style-name="Table_20_Contents">
      <style:text-properties officeooo:rsid="01e2cc1d" officeooo:paragraph-rsid="01e2cc1d"/>
    </style:style>
    <style:style style:name="P27" style:family="paragraph" style:parent-style-name="Standard">
      <style:text-properties fo:font-size="4pt" officeooo:paragraph-rsid="0007d180" style:font-size-asian="3.5pt" style:font-size-complex="4pt"/>
    </style:style>
    <style:style style:name="P28" style:family="paragraph" style:parent-style-name="Standard">
      <style:text-properties officeooo:paragraph-rsid="01893ae1"/>
    </style:style>
    <style:style style:name="P29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30" style:family="paragraph" style:parent-style-name="Text_20_body">
      <style:text-properties officeooo:paragraph-rsid="0182aac9"/>
    </style:style>
    <style:style style:name="P31" style:family="paragraph" style:parent-style-name="Text_20_body">
      <style:text-properties officeooo:paragraph-rsid="01a4d5e9"/>
    </style:style>
    <style:style style:name="P32" style:family="paragraph" style:parent-style-name="Text_20_body">
      <style:text-properties style:font-name="Arial2" fo:font-size="11pt" officeooo:rsid="013c3d96" officeooo:paragraph-rsid="01ba5209" style:font-size-asian="11pt" style:font-size-complex="11pt"/>
    </style:style>
    <style:style style:name="P33" style:family="paragraph" style:parent-style-name="Text_20_body">
      <style:text-properties style:font-name="Arial2" fo:font-size="11pt" officeooo:rsid="01ba5209" officeooo:paragraph-rsid="01ba5209" style:font-size-asian="11pt" style:font-size-complex="11pt"/>
    </style:style>
    <style:style style:name="P34" style:family="paragraph" style:parent-style-name="Text_20_body">
      <style:text-properties style:font-name="Arial2" fo:font-size="12pt" fo:font-weight="bold" officeooo:rsid="01bba5a7" officeooo:paragraph-rsid="01bba5a7" style:font-size-asian="12pt" style:font-weight-asian="bold" style:font-size-complex="12pt" style:font-weight-complex="bold"/>
    </style:style>
    <style:style style:name="P35" style:family="paragraph" style:parent-style-name="Text_20_body">
      <style:text-properties officeooo:paragraph-rsid="01bba5a7"/>
    </style:style>
    <style:style style:name="P36" style:family="paragraph" style:parent-style-name="Header">
      <style:text-properties style:font-name="Arial2" fo:font-size="8pt" officeooo:rsid="000d9e36" officeooo:paragraph-rsid="015932d2" style:font-size-asian="8pt" style:font-size-complex="8pt"/>
    </style:style>
    <style:style style:name="P37" style:family="paragraph" style:parent-style-name="Heading_20_1">
      <style:text-properties officeooo:paragraph-rsid="01899624"/>
    </style:style>
    <style:style style:name="P38" style:family="paragraph" style:parent-style-name="Heading_20_1">
      <style:text-properties style:font-name="Arial2" fo:font-size="11pt" officeooo:rsid="013c3d96" officeooo:paragraph-rsid="018d03db" style:font-size-asian="11pt" style:font-size-complex="11pt"/>
    </style:style>
    <style:style style:name="P3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T1" style:family="text">
      <style:text-properties style:font-name="Arial2"/>
    </style:style>
    <style:style style:name="T2" style:family="text">
      <style:text-properties style:font-name="Arial2" fo:font-size="11pt" officeooo:rsid="00d2f3b4" style:font-size-asian="11pt" style:font-size-complex="11pt"/>
    </style:style>
    <style:style style:name="T3" style:family="text">
      <style:text-properties style:font-name="Arial2" fo:font-size="11pt" officeooo:rsid="01bca7e8" style:font-size-asian="11pt" style:font-size-complex="11pt"/>
    </style:style>
    <style:style style:name="T4" style:family="text">
      <style:text-properties style:font-name="Arial2" fo:font-size="11pt" officeooo:rsid="01da306c" style:font-size-asian="11pt" style:font-size-complex="11pt"/>
    </style:style>
    <style:style style:name="T5" style:family="text">
      <style:text-properties style:font-name="Arial2" officeooo:rsid="01c0c3f5"/>
    </style:style>
    <style:style style:name="T6" style:family="text">
      <style:text-properties style:font-name="Arial2" officeooo:rsid="01ba5209"/>
    </style:style>
    <style:style style:name="T7" style:family="text">
      <style:text-properties style:font-name="Arial2" fo:font-size="12pt" fo:font-weight="bold" officeooo:rsid="01da306c" style:font-size-asian="12pt" style:font-weight-asian="bold" style:font-size-complex="12pt" style:font-weight-complex="bold"/>
    </style:style>
    <style:style style:name="T8" style:family="text">
      <style:text-properties officeooo:rsid="00d936c0"/>
    </style:style>
    <style:style style:name="T9" style:family="text">
      <style:text-properties officeooo:rsid="01a34143"/>
    </style:style>
    <style:style style:name="T10" style:family="text">
      <style:text-properties officeooo:rsid="01a4d5e9"/>
    </style:style>
    <style:style style:name="T11" style:family="text">
      <style:text-properties officeooo:rsid="01ba5209"/>
    </style:style>
    <style:style style:name="T12" style:family="text">
      <style:text-properties officeooo:rsid="01c20695" style:font-size-complex="12pt"/>
    </style:style>
    <style:style style:name="T13" style:family="text">
      <style:text-properties officeooo:rsid="01c33d4e" style:font-size-complex="12pt"/>
    </style:style>
    <style:style style:name="T14" style:family="text">
      <style:text-properties officeooo:rsid="01c4eae4" style:font-size-complex="12pt"/>
    </style:style>
    <style:style style:name="T15" style:family="text">
      <style:text-properties officeooo:rsid="01c54dc7" style:font-size-complex="12pt"/>
    </style:style>
    <style:style style:name="T16" style:family="text">
      <style:text-properties officeooo:rsid="01c9e480" style:font-size-complex="12pt"/>
    </style:style>
    <style:style style:name="T17" style:family="text">
      <style:text-properties officeooo:rsid="01c4eae4"/>
    </style:style>
    <style:style style:name="T18" style:family="text">
      <style:text-properties officeooo:rsid="01c54dc7"/>
    </style:style>
    <style:style style:name="T19" style:family="text">
      <style:text-properties officeooo:rsid="01c981fd"/>
    </style:style>
    <style:style style:name="T20" style:family="text">
      <style:text-properties officeooo:rsid="01cdbbd0" style:font-size-complex="11pt"/>
    </style:style>
    <style:style style:name="T21" style:family="text">
      <style:text-properties officeooo:rsid="01de36ec" style:font-size-complex="11pt"/>
    </style:style>
    <style:style style:name="T22" style:family="text">
      <style:text-properties officeooo:rsid="01cf483a"/>
    </style:style>
    <style:style style:name="T23" style:family="text">
      <style:text-properties officeooo:rsid="01cdbbd0"/>
    </style:style>
    <style:style style:name="T24" style:family="text">
      <style:text-properties officeooo:rsid="01db5a8e"/>
    </style:style>
    <style:style style:name="T25" style:family="text">
      <style:text-properties officeooo:rsid="01e01660"/>
    </style:style>
    <style:style style:name="T26" style:family="text">
      <style:text-properties officeooo:rsid="01e7f385"/>
    </style:style>
    <style:style style:name="T27" style:family="text">
      <style:text-properties officeooo:rsid="01e88175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Customer Ref" text:name="py3o.o.commercial_partner_id.ref"/>
        <text:user-field-decl office:value-type="string" office:string-value="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Customer Order Ref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Incoterms" text:name="py3o.o.incoterm.name"/>
        <text:user-field-decl office:value-type="string" office:string-value="Order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Bank Label" text:name="py3o.bank_label"/>
        <text:user-field-decl office:value-type="string" office:string-value="Facturx Filename" text:name="py3o.o.facturx_filename"/>
        <text:user-field-decl office:value-type="string" office:string-value="Create User" text:name="py3o.o.create_uid.name"/>
        <text:user-field-decl office:value-type="string" office:string-value="SHA1" text:name="py3o.o.facturx_file_sha1"/>
        <text:user-field-decl office:value-type="string" office:string-value="Group Label" text:name="py3o.group_label"/>
        <text:user-field-decl office:value-type="string" office:string-value="Partner" text:name="py3o.o.partner_id.display_name"/>
        <text:user-field-decl office:value-type="string" office:string-value="Title" text:name="py3o.o.title"/>
      </text:user-field-decls>
      <text:p text:style-name="P39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9"><text:a xlink:type="simple" xlink:href="py3o://with=%22lang='en_US'%22" text:style-name="Internet_20_link" text:visited-style-name="Visited_20_Internet_20_Link"><text:span text:style-name="T3">with="lang='en_US'"</text:span></text:a></text:p>
      <text:p text:style-name="P28"><text:a xlink:type="simple" xlink:href="py3o://with=%22o=obj.with_context(lang=lang)%22" text:style-name="Internet_20_link" text:visited-style-name="Visited_20_Internet_20_Link"><text:span text:style-name="T8">with="o=obj.with_context(lang=lang)"</text:span></text:a></text:p>
      <text:h text:style-name="P37" text:outline-level="1"><text:span text:style-name="T11">Factur-X Analysis Report</text:span> <text:user-field-get text:name="py3o.o.name">Order Number</text:user-field-get></text:h>
      <text:h text:style-name="P38" text:outline-level="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1">Title</text:p>
          </table:table-cell>
          <table:table-cell table:style-name="Tableau2.B1" office:value-type="string">
            <text:p text:style-name="Table_20_Contents"><text:user-field-get text:name="py3o.o.title">Title</text:user-field-get></text:p>
          </table:table-cell>
        </table:table-row>
        <table:table-row>
          <table:table-cell table:style-name="Tableau2.A2" office:value-type="string">
            <text:p text:style-name="P26">Entity</text:p>
          </table:table-cell>
          <table:table-cell table:style-name="Tableau2.B2" office:value-type="string">
            <text:p text:style-name="P22"><text:user-field-get text:name="py3o.o.partner_id.display_name">Partner</text:user-field-get></text:p>
          </table:table-cell>
        </table:table-row>
        <table:table-row>
          <table:table-cell table:style-name="Tableau2.A2" office:value-type="string">
            <text:p text:style-name="P2">Analysis Date</text:p>
          </table:table-cell>
          <table:table-cell table:style-name="Tableau2.B3" office:value-type="string">
            <text:p text:style-name="Table_20_Contents"><text:a xlink:type="simple" xlink:href="py3o://function=%22o_format_date(o.date,%20lang_code=lang)%22" text:style-name="Internet_20_link" text:visited-style-name="Visited_20_Internet_20_Link"><text:span text:style-name="T26">function="o_format_date(o.date, lang_code=lang)"</text:span></text:a></text:p>
          </table:table-cell>
        </table:table-row>
        <table:table-row>
          <table:table-cell table:style-name="Tableau2.A2" office:value-type="string">
            <text:p text:style-name="P2">Analysed by</text:p>
          </table:table-cell>
          <table:table-cell table:style-name="Tableau2.B4" office:value-type="string">
            <text:p text:style-name="Table_20_Contents"><text:user-field-get text:name="py3o.o.create_uid.name">Create User</text:user-field-get></text:p>
          </table:table-cell>
        </table:table-row>
      </table:table>
      <text:p text:style-name="P32"/>
      <text:h text:style-name="Heading_20_2" text:outline-level="2"><text:span text:style-name="T5">Analyzed</text:span><text:span text:style-name="T1"> File</text:span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Filename</text:p>
          </table:table-cell>
          <table:table-cell table:style-name="Tableau1.B1" office:value-type="string">
            <text:p text:style-name="Table_20_Contents"><text:user-field-get text:name="py3o.o.facturx_filename">Facturx Filename</text:user-field-get></text:p>
          </table:table-cell>
        </table:table-row>
        <table:table-row>
          <table:table-cell table:style-name="Tableau1.A2" office:value-type="string">
            <text:p text:style-name="P2">Size</text:p>
          </table:table-cell>
          <table:table-cell table:style-name="Tableau1.B3" office:value-type="string">
            <text:p text:style-name="P4"><text:a xlink:type="simple" xlink:href="py3o://function=%22o_format_lang(o.facturx_file_size,%20digits=0)%20+%20'%20Kb'%22" text:style-name="Internet_20_link" text:visited-style-name="Visited_20_Internet_20_Link"><text:span text:style-name="T26">function="o_format_lang(o.facturx_file_size, digits=0) + ' Kb'"</text:span></text:a></text:p>
          </table:table-cell>
        </table:table-row>
        <table:table-row>
          <table:table-cell table:style-name="Tableau1.A2" office:value-type="string">
            <text:p text:style-name="P3">SHA1 Sum</text:p>
          </table:table-cell>
          <table:table-cell table:style-name="Tableau1.B3" office:value-type="string">
            <text:p text:style-name="Table_20_Contents"><text:user-field-get text:name="py3o.o.facturx_file_sha1">SHA1</text:user-field-get></text:p>
          </table:table-cell>
        </table:table-row>
      </table:table>
      <text:p text:style-name="P33"/>
      <text:h text:style-name="Heading_20_2" text:outline-level="2"><text:span text:style-name="T6">R</text:span><text:span text:style-name="T1">esult</text:span></text:h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1"><text:a xlink:type="simple" xlink:href="py3o://if=%22o.valid%22" text:style-name="Internet_20_link" text:visited-style-name="Visited_20_Internet_20_Link"><text:span text:style-name="T12">if="o.valid"</text:span></text:a></text:p>
          </table:table-cell>
          <table:table-cell table:style-name="Tableau3.B1" office:value-type="string">
            <text:p text:style-name="P5"/>
          </table:table-cell>
        </table:table-row>
        <table:table-row table:style-name="Tableau3.1">
          <table:table-cell table:style-name="Tableau3.A1" office:value-type="string">
            <text:p text:style-name="P19">Fully Valid</text:p>
          </table:table-cell>
          <table:table-cell table:style-name="Tableau3.B2" office:value-type="string">
            <text:p text:style-name="P19">YES</text:p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3.B3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if=%22not%20o.valid%22" text:style-name="Internet_20_link" text:visited-style-name="Visited_20_Internet_20_Link"><text:span text:style-name="T13">if="not o.valid"</text:span></text:a></text:p>
          </table:table-cell>
          <table:table-cell table:style-name="Tableau3.B4" office:value-type="string">
            <text:p text:style-name="P5"/>
          </table:table-cell>
        </table:table-row>
        <table:table-row table:style-name="Tableau3.1">
          <table:table-cell table:style-name="Tableau3.A1" office:value-type="string">
            <text:p text:style-name="P19">Fully Valid</text:p>
          </table:table-cell>
          <table:table-cell table:style-name="Tableau3.B5" office:value-type="string">
            <text:p text:style-name="P20">NO</text:p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3.B6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if=%22o.file_type=='pdf'%22" text:style-name="Internet_20_link" text:visited-style-name="Visited_20_Internet_20_Link"><text:span text:style-name="T25">if="o.file_type=='pdf'"</text:span></text:a></text:p>
          </table:table-cell>
          <table:table-cell table:style-name="Tableau3.B8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if=%22o.pdfa3_valid%22" text:style-name="Internet_20_link" text:visited-style-name="Visited_20_Internet_20_Link"><text:span text:style-name="T14">if="o.pdfa3_valid"</text:span></text:a></text:p>
          </table:table-cell>
          <table:table-cell table:style-name="Tableau3.B8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6"><text:span text:style-name="T17">PDF/A-3</text:span> Valid</text:p>
          </table:table-cell>
          <table:table-cell table:style-name="Tableau3.B9" office:value-type="string">
            <text:p text:style-name="P6">YES</text:p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3.B10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if=%22not%20o.pdfa3_valid%22" text:style-name="Internet_20_link" text:visited-style-name="Visited_20_Internet_20_Link"><text:span text:style-name="T14">if="not o.pdfa3_valid"</text:span></text:a></text:p>
          </table:table-cell>
          <table:table-cell table:style-name="Tableau3.B11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7"><text:span text:style-name="T17">PDF/A-3</text:span> Valid</text:p>
          </table:table-cell>
          <table:table-cell table:style-name="Tableau3.B12" office:value-type="string">
            <text:p text:style-name="P9">NO</text:p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3.B13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if=%22o.xmp_valid%22" text:style-name="Internet_20_link" text:visited-style-name="Visited_20_Internet_20_Link"><text:span text:style-name="T15">if="o.xmp_valid"</text:span></text:a></text:p>
          </table:table-cell>
          <table:table-cell table:style-name="Tableau3.B14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6"><text:span text:style-name="T18">XMP</text:span> Valid</text:p>
          </table:table-cell>
          <table:table-cell table:style-name="Tableau3.B9" office:value-type="string">
            <text:p text:style-name="P6">YES</text:p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3.B16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if=%22not%20o.xmp_valid%22" text:style-name="Internet_20_link" text:visited-style-name="Visited_20_Internet_20_Link"><text:span text:style-name="T15">if="not o.xmp_valid"</text:span></text:a></text:p>
          </table:table-cell>
          <table:table-cell table:style-name="Tableau3.B17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6"><text:span text:style-name="T18">XMP</text:span> Valid</text:p>
          </table:table-cell>
          <table:table-cell table:style-name="Tableau3.B12" office:value-type="string">
            <text:p text:style-name="P9">NO</text:p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3.B20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24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3.B20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if=%22o.xml_valid%22" text:style-name="Internet_20_link" text:visited-style-name="Visited_20_Internet_20_Link"><text:span text:style-name="T15">if="o.xml_valid"</text:span></text:a></text:p>
          </table:table-cell>
          <table:table-cell table:style-name="Tableau3.B21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6"><text:span text:style-name="T18">XML</text:span> Valid <text:span text:style-name="T18">against XSD</text:span></text:p>
          </table:table-cell>
          <table:table-cell table:style-name="Tableau3.B9" office:value-type="string">
            <text:p text:style-name="P6">YES</text:p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3.B23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if=%22not%20o.xml_valid%22" text:style-name="Internet_20_link" text:visited-style-name="Visited_20_Internet_20_Link"><text:span text:style-name="T15">if="not o.xml_valid"</text:span></text:a></text:p>
          </table:table-cell>
          <table:table-cell table:style-name="Tableau3.B24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8"><text:span text:style-name="T18">XML</text:span> Valid <text:span text:style-name="T18">against XSD</text:span></text:p>
          </table:table-cell>
          <table:table-cell table:style-name="Tableau3.B12" office:value-type="string">
            <text:p text:style-name="P9">NO</text:p>
          </table:table-cell>
        </table:table-row>
        <text:soft-page-break/>
        <table:table-row table:style-name="Tableau3.1">
          <table:table-cell table:style-name="Tableau3.A3" office:value-type="string">
            <text:p text:style-name="P11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3.B35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if=%22o.xml_profile=='en16931'%22" text:style-name="Internet_20_link" text:visited-style-name="Visited_20_Internet_20_Link"><text:span text:style-name="T24">if="o.xml_profile=='en16931'"</text:span></text:a></text:p>
          </table:table-cell>
          <table:table-cell table:style-name="Tableau3.B35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if=%22o.xml_schematron_valid%22" text:style-name="Internet_20_link" text:visited-style-name="Visited_20_Internet_20_Link"><text:span text:style-name="T24">if="o.xml_schematron_valid"</text:span></text:a></text:p>
          </table:table-cell>
          <table:table-cell table:style-name="Tableau3.B35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6"><text:span text:style-name="T18">XML</text:span> Valid <text:span text:style-name="T18">against Schematron</text:span></text:p>
          </table:table-cell>
          <table:table-cell table:style-name="Tableau3.B9" office:value-type="string">
            <text:p text:style-name="P6">YES</text:p>
          </table:table-cell>
        </table:table-row>
        <table:table-row table:style-name="Tableau3.1">
          <table:table-cell table:style-name="Tableau3.A3" office:value-type="string">
            <text:p text:style-name="P23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3.B35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1"><text:a xlink:type="simple" xlink:href="py3o://if=%22not%20o.xml_schematron_valid%22" text:style-name="Internet_20_link" text:visited-style-name="Visited_20_Internet_20_Link"><text:span text:style-name="T24">if="not o.xml_schematron_valid"</text:span></text:a></text:p>
          </table:table-cell>
          <table:table-cell table:style-name="Tableau3.B35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6"><text:span text:style-name="T18">XML</text:span> Valid <text:span text:style-name="T18">against Schematron</text:span></text:p>
          </table:table-cell>
          <table:table-cell table:style-name="Tableau3.B12" office:value-type="string">
            <text:p text:style-name="P10">NO</text:p>
          </table:table-cell>
        </table:table-row>
        <table:table-row table:style-name="Tableau3.1">
          <table:table-cell table:style-name="Tableau3.A3" office:value-type="string">
            <text:p text:style-name="P23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3.B35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23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3.B35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25"><text:a xlink:type="simple" xlink:href="py3o://if=%22o.file_type=='pdf'%22" text:style-name="Internet_20_link" text:visited-style-name="Visited_20_Internet_20_Link"><text:span text:style-name="T25">if="o.file_type=='pdf'"</text:span></text:a></text:p>
          </table:table-cell>
          <table:table-cell table:style-name="Tableau3.B35" office:value-type="string">
            <text:p text:style-name="P5"/>
          </table:table-cell>
        </table:table-row>
        <table:table-row table:style-name="Tableau3.1">
          <table:table-cell table:style-name="Tableau3.A3" office:value-type="string">
            <text:p text:style-name="P12">XMP Profile</text:p>
          </table:table-cell>
          <table:table-cell table:style-name="Tableau3.B36" office:value-type="string">
            <text:p text:style-name="Table_20_Contents"><text:a xlink:type="simple" xlink:href="py3o://function=%22o.xmp_profile%20and%20dict(o.fields_get('xmp_profile',%20'selection')['xmp_profile']['selection'])[o.xmp_profile]%20or%20'-'%22" text:style-name="Internet_20_link" text:visited-style-name="Visited_20_Internet_20_Link"><text:span text:style-name="T19">function="o.xmp_profile and dict(o.fields_get('xmp_profile', 'selection')['xmp_profile']['selection'])[o.xmp_profile] or '-'"</text:span></text:a></text:p>
          </table:table-cell>
        </table:table-row>
        <table:table-row table:style-name="Tableau3.1">
          <table:table-cell table:style-name="Tableau3.A3" office:value-type="string">
            <text:p text:style-name="P14"><text:a xlink:type="simple" xlink:href="py3o:///if" text:style-name="Internet_20_link" text:visited-style-name="Visited_20_Internet_20_Link"><text:span text:style-name="T13">/if</text:span></text:a></text:p>
          </table:table-cell>
          <table:table-cell table:style-name="Tableau3.B37" office:value-type="string">
            <text:p text:style-name="P15"/>
          </table:table-cell>
        </table:table-row>
        <table:table-row table:style-name="Tableau3.1">
          <table:table-cell table:style-name="Tableau3.A3" office:value-type="string">
            <text:p text:style-name="P13">XML Profile</text:p>
          </table:table-cell>
          <table:table-cell table:style-name="Tableau3.B38" office:value-type="string">
            <text:p text:style-name="P15"><text:a xlink:type="simple" xlink:href="py3o://function=%22o.xml_profile%20and%20dict(o.fields_get('xml_profile',%20'selection')['xml_profile']['selection'])[o.xml_profile]%20or%20'-'%22" text:style-name="Internet_20_link" text:visited-style-name="Visited_20_Internet_20_Link"><text:span text:style-name="T16">function="o.xml_profile and dict(o.fields_get('xml_profile', 'selection')['xml_profile']['selection'])[o.xml_profile] or '-'"</text:span></text:a></text:p>
          </table:table-cell>
        </table:table-row>
      </table:table>
      <text:p text:style-name="P34"/>
      <text:p text:style-name="P35"><text:a xlink:type="simple" xlink:href="py3o://if=%22o.error_ids%22" text:style-name="Internet_20_link" text:visited-style-name="Visited_20_Internet_20_Link"><text:span text:style-name="T7">if="o.error_ids"</text:span></text:a></text:p>
      <text:h text:style-name="Heading_20_2" text:outline-level="2">Errors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><text:a xlink:type="simple" xlink:href="py3o://for=%22(group_label,%20err_list)%20in%20o.report_get_errors().items()%22" text:style-name="Internet_20_link" text:visited-style-name="Visited_20_Internet_20_Link"><text:span text:style-name="T27">for="(group_label, err_list) in o.report_get_errors().items()"</text:span></text:a></text:p>
          </table:table-cell>
        </table:table-row>
        <table:table-row>
          <table:table-cell table:style-name="Tableau4.A2" office:value-type="string">
            <text:p text:style-name="P18"><text:user-field-get text:name="py3o.group_label">Group Label</text:user-field-get></text:p>
          </table:table-cell>
        </table:table-row>
        <table:table-row>
          <table:table-cell table:style-name="Tableau4.A3" office:value-type="string">
            <text:p text:style-name="Table_20_Contents"><text:a xlink:type="simple" xlink:href="py3o://for=%22err%20in%20err_list%22" text:style-name="Internet_20_link" text:visited-style-name="Visited_20_Internet_20_Link"><text:span text:style-name="T20">for="err in err_list"</text:span></text:a></text:p>
          </table:table-cell>
        </table:table-row>
        <table:table-row>
          <table:table-cell table:style-name="Tableau4.A4" office:value-type="string">
            <text:p text:style-name="Table_20_Contents"><text:a xlink:type="simple" xlink:href="py3o://function=%22err.get('name')%22" text:style-name="Internet_20_link" text:visited-style-name="Visited_20_Internet_20_Link"><text:span text:style-name="T20">function="err.get('name')"</text:span></text:a></text:p>
          </table:table-cell>
        </table:table-row>
        <table:table-row>
          <table:table-cell table:style-name="Tableau4.A5" office:value-type="string">
            <text:p text:style-name="P17"><text:a xlink:type="simple" xlink:href="py3o://function=%22err.get('comment')%20and%20format_multiline_value(err['comment'])%20or%20''%22" text:style-name="Internet_20_link" text:visited-style-name="Visited_20_Internet_20_Link"><text:span text:style-name="T21">function="err.get('comment') and format_multiline_value(err['comment']) or ''"</text:span></text:a></text:p>
          </table:table-cell>
        </table:table-row>
        <table:table-row>
          <table:table-cell table:style-name="Tableau4.A6" office:value-type="string">
            <text:p text:style-name="Table_20_Contents"><text:a xlink:type="simple" xlink:href="py3o:///for" text:style-name="Internet_20_link" text:visited-style-name="Visited_20_Internet_20_Link"><text:span text:style-name="T20">/for</text:span></text:a></text:p>
          </table:table-cell>
        </table:table-row>
        <table:table-row>
          <table:table-cell table:style-name="Tableau4.A7" office:value-type="string">
            <text:p text:style-name="P16"><text:a xlink:type="simple" xlink:href="py3o:///for" text:style-name="Internet_20_link" text:visited-style-name="Visited_20_Internet_20_Link"><text:span text:style-name="T23">/for</text:span></text:a></text:p>
          </table:table-cell>
        </table:table-row>
      </table:table>
      <text:p text:style-name="P35"><text:a xlink:type="simple" xlink:href="py3o:///if" text:style-name="Internet_20_link" text:visited-style-name="Visited_20_Internet_20_Link"><text:span text:style-name="T4">/if</text:span></text:a></text:p>
      <text:p text:style-name="P30"><text:a xlink:type="simple" xlink:href="py3o:///with" text:style-name="Internet_20_link" text:visited-style-name="Visited_20_Internet_20_Link"><text:span text:style-name="T10">/with</text:span></text:a></text:p>
      <text:p text:style-name="P31"><text:a xlink:type="simple" xlink:href="py3o:///with" text:style-name="Internet_20_link" text:visited-style-name="Visited_20_Internet_20_Link"><text:span text:style-name="T10">/with</text:span></text:a></text:p>
      <text:p text:style-name="P30"><text:a xlink:type="simple" xlink:href="py3o:///for" text:style-name="Internet_20_link" text:visited-style-name="Visited_20_Internet_20_Link"><text:span text:style-name="T9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style:use-window-font-color="true" style:font-name="Arial1" fo:font-family="Arial" style:font-style-name="Gras" style:font-family-generic="swiss" style:font-pitch="variable" fo:font-size="14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color="#000066" fo:font-size="130%" fo:font-weight="bold" style:font-size-asian="115%" style:font-weight-asian="bold" style:font-size-complex="115%" style:font-weight-complex="600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4.392cm"/>
    </style:style>
    <style:style style:name="Tableau12.B" style:family="table-column">
      <style:table-column-properties style:column-width="14.42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2" fo:font-size="8pt" officeooo:rsid="000d9e36" officeooo:paragraph-rsid="015932d2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_256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HeaderLines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1-03-29T15:12:26.506735799</dc:date>
    <meta:editing-duration>PT19H18M21S</meta:editing-duration>
    <meta:editing-cycles>493</meta:editing-cycles>
    <meta:generator>LibreOffice/6.4.6.2$Linux_X86_64 LibreOffice_project/40$Build-2</meta:generator>
    <meta:document-statistic meta:table-count="5" meta:image-count="0" meta:object-count="0" meta:page-count="2" meta:paragraph-count="86" meta:word-count="152" meta:character-count="1381" meta:non-whitespace-character-count="1316"/>
  </office:meta>
</office:document-meta>
</file>